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 Mono1" svg:font-family="'Ubuntu Mono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Ubuntu Mono" fo:font-size="10pt" style:font-size-asian="10pt" style:font-size-complex="10pt"/>
    </style:style>
    <style:style style:name="P2" style:family="paragraph" style:parent-style-name="Text_20_body">
      <style:paragraph-properties fo:text-align="justify" style:justify-single-word="false"/>
      <style:text-properties fo:color="#000000" style:font-name="Ubuntu Mono" fo:font-size="10pt" officeooo:rsid="00138c0a" officeooo:paragraph-rsid="00138c0a" style:font-size-asian="10pt" style:font-size-complex="10pt"/>
    </style:style>
    <style:style style:name="P3" style:family="paragraph" style:parent-style-name="Text_20_body">
      <style:text-properties fo:color="#000000" style:font-name="Ubuntu Mono" fo:font-size="10pt" officeooo:rsid="0013fbe3" officeooo:paragraph-rsid="0013fbe3" style:font-size-asian="10pt" style:font-size-complex="10pt"/>
    </style:style>
    <style:style style:name="P4" style:family="paragraph" style:parent-style-name="Text_20_body">
      <style:paragraph-properties fo:text-align="justify" style:justify-single-word="false"/>
      <style:text-properties fo:color="#000000" style:font-name="Ubuntu Mono" fo:font-size="10pt" officeooo:rsid="000f6075" style:font-size-asian="10pt" style:font-size-complex="10pt"/>
    </style:style>
    <style:style style:name="P5" style:family="paragraph" style:parent-style-name="Text_20_body">
      <style:paragraph-properties fo:text-align="justify" style:justify-single-word="false" fo:padding="0cm" fo:border="none"/>
    </style:style>
    <style:style style:name="P6" style:family="paragraph" style:parent-style-name="Text_20_body">
      <style:paragraph-properties fo:text-align="justify" style:justify-single-word="false" fo:break-before="page"/>
      <style:text-properties fo:color="#000000" style:font-name="Ubuntu Mono" fo:font-size="10pt" officeooo:rsid="0013fbe3" officeooo:paragraph-rsid="00161ed8" style:font-size-asian="10pt" style:font-size-complex="10pt"/>
    </style:style>
    <style:style style:name="P7" style:family="paragraph" style:parent-style-name="Text_20_body" style:list-style-name="L1">
      <style:paragraph-properties fo:margin-left="-2.501cm" fo:margin-right="0cm" fo:text-align="justify" style:justify-single-word="false" fo:text-indent="0cm" style:auto-text-indent="false"/>
      <style:text-properties fo:color="#000000" style:font-name="Ubuntu Mono" fo:font-size="10pt" style:font-size-asian="10pt" style:font-size-complex="10pt"/>
    </style:style>
    <style:style style:name="T1" style:family="text">
      <style:text-properties fo:color="#000000" style:font-name="Ubuntu Mono" fo:font-size="10pt" style:font-size-asian="10pt" style:font-size-complex="10pt"/>
    </style:style>
    <style:style style:name="T2" style:family="text">
      <style:text-properties fo:color="#000000" style:font-name="Ubuntu Mono" fo:font-size="10pt" officeooo:rsid="000f6075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6075"/>
    </style:style>
    <style:style style:name="T5" style:family="text">
      <style:text-properties officeooo:rsid="00180cb2"/>
    </style:style>
    <style:style style:name="T6" style:family="text">
      <style:text-properties officeooo:rsid="00190ad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El conten</text:span>i<text:span text:style-name="T2">do d</text:span><text:span text:style-name="T6">e</text:span><text:span text:style-name="T2">sarrollado por </text:span><text:span text:style-name="T4">Artesanos Industriales del Sur y sus contribuidores</text:span>,<text:span text:style-name="T2"> est</text:span>á<text:span text:style-name="T2"> bajo la licencia proporcionada por </text:span><text:a xlink:type="simple" xlink:href="http://es.creativecommons.org/pmf/" office:target-frame-name="_blank" xlink:show="new">Creative Commons</text:a><text:span text:style-name="T2">, </text:span>en<text:span text:style-name="T2"> los siguientes </text:span><text:span text:style-name="T5">términos</text:span><text:span text:style-name="T2">:</text:span></text:p>
      <text:p text:style-name="P4"/>
      <text:p text:style-name="P2"><text:span text:style-name="T3">Reconocimiento – Compartir Igual (</text:span><text:a xlink:type="simple" xlink:href="http://creativecommons.org/licenses/by-sa/4.0/deed.es_ES" office:target-frame-name="_blank" xlink:show="new"><text:span text:style-name="T3">by-sa</text:span></text:a><text:span text:style-name="T3">)</text:span>: Se permite el uso comercial de la obra y de las posibles obras derivadas, la distribución de las cuales se debe hacer con una licencia igual a la que regula la obra original.</text:p>
      <text:p text:style-name="P1"/>
      <text:p text:style-name="P5"><text:span text:style-name="Emphasis"><text:span text:style-name="T1">Condiciones que regulan la obra original:</text:span></text:span></text:p>
      <text:p text:style-name="P1"/>
      <text:list xml:id="list81246375038356188" text:style-name="L1">
        <text:list-item>
          <text:list>
            <text:list-item>
              <text:list>
                <text:list-item>
                  <text:p text:style-name="P7">El proceso de producción con fines comerciales, debe darse según el principio de desarrollo sostenible y local, haciendo pública la información relativa a los procesos productivos, las condiciones de su manufactura y el origen de los materiales.</text:p>
                </text:list-item>
                <text:list-item>
                  <text:p text:style-name="P7">El proceso de producción debe darse de manera artesanal, siendo el artesano el máximo responsable y beneficiario de la manufactura.</text:p>
                  <text:p text:style-name="P7"/>
                </text:list-item>
              </text:list>
            </text:list-item>
          </text:list>
        </text:list-item>
      </text:list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 Mono1" svg:font-family="'Ubuntu Mono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4-03-04T16:43:03.351337443</meta:creation-date>
    <dc:date>2015-04-02T12:34:28.527892824</dc:date>
    <dc:creator>gtm </dc:creator>
    <meta:editing-duration>PT58M40S</meta:editing-duration>
    <meta:editing-cycles>12</meta:editing-cycles>
    <meta:generator>LibreOffice/4.2.7.2$Linux_x86 LibreOffice_project/420m0$Build-2</meta:generator>
    <meta:document-statistic meta:table-count="0" meta:image-count="0" meta:object-count="0" meta:page-count="1" meta:paragraph-count="6" meta:word-count="126" meta:character-count="804" meta:non-whitespace-character-count="685"/>
  </office:meta>
</office:document-meta>
</file>